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color="#000000" draw:fill="none" draw:fill-color="#729fcf" draw:textarea-horizontal-align="justify" draw:textarea-vertical-align="middle" draw:auto-grow-height="false" fo:min-height="1.008cm" fo:min-width="0.758cm"/>
    </style:style>
    <style:style style:name="gr2" style:family="graphic" style:parent-style-name="standard" style:list-style-name="L2">
      <style:graphic-properties draw:stroke="solid" svg:stroke-color="#000000" draw:fill="none" draw:fill-color="#729fcf" draw:textarea-horizontal-align="justify" draw:textarea-vertical-align="middle" draw:auto-grow-height="false" fo:min-height="1.008cm" fo:min-width="0.758cm"/>
    </style:style>
    <style:style style:name="gr3" style:family="graphic" style:parent-style-name="standard" style:list-style-name="L2">
      <style:graphic-properties draw:stroke="solid" svg:stroke-color="#000000" draw:fill="none" draw:fill-color="#729fcf" draw:textarea-horizontal-align="justify" draw:textarea-vertical-align="middle" draw:auto-grow-height="false" fo:min-height="1.008cm" fo:min-width="0.758cm"/>
    </style:style>
    <style:style style:name="gr4" style:family="graphic" style:parent-style-name="standard" style:list-style-name="L2">
      <style:graphic-properties draw:stroke="solid" svg:stroke-color="#000000" draw:fill="none" draw:fill-color="#729fcf" draw:textarea-horizontal-align="justify" draw:textarea-vertical-align="middle" draw:auto-grow-height="false" fo:min-height="1.008cm" fo:min-width="0.758cm"/>
    </style:style>
    <style:style style:name="gr5" style:family="graphic" style:parent-style-name="standard" style:list-style-name="L2">
      <style:graphic-properties draw:stroke="solid" svg:stroke-color="#000000" draw:fill="none" draw:fill-color="#729fcf" draw:textarea-horizontal-align="justify" draw:textarea-vertical-align="middle" draw:auto-grow-height="false" fo:min-height="1.008cm" fo:min-width="0.758cm"/>
    </style:style>
    <style:style style:name="gr6" style:family="graphic" style:parent-style-name="standard" style:list-style-name="L2">
      <style:graphic-properties draw:stroke="solid" svg:stroke-color="#000000" draw:fill="none" draw:fill-color="#729fcf" draw:textarea-horizontal-align="justify" draw:textarea-vertical-align="middle" draw:auto-grow-height="false" fo:min-height="1.008cm" fo:min-width="0.75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none" draw:fill-color="#729fcf"/>
      <style:paragraph-properties fo:margin-top="0.254cm" fo:margin-bottom="0cm"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729fcf"/>
      <style:paragraph-properties fo:margin-top="0cm" fo:margin-bottom="0cm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778cm" svg:height="1.778cm" svg:x="1.27cm" svg:y="7.112cm">
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Annapol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8cm" svg:height="1.778cm" svg:x="6.165cm" svg:y="3.278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Baltimore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778cm" svg:height="1.778cm" svg:x="6.16cm" svg:y="11.244cm">
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Washington D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78cm" svg:height="1.778cm" svg:x="13.761cm" svg:y="3.244cm">
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Columb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778cm" svg:height="1.778cm" svg:x="13.756cm" svg:y="11.21cm">
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Indianapol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778cm" svg:height="1.778cm" svg:x="19.865cm" svg:y="7.078cm">
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Chica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.794cm" svg:y1="7.366cm" svg:x2="6.165cm" svg:y2="4.064cm">
          <text:p text:style-name="P4">0.75 hr, $0.25<text:line-break/></text:p>
        </draw:line>
        <draw:line draw:style-name="gr7" draw:text-style-name="P5" draw:layer="layout" svg:x1="2.794cm" svg:y1="8.636cm" svg:x2="6.35cm" svg:y2="11.684cm">
          <text:p text:style-name="P4">1 hr $0.30<text:line-break/></text:p>
        </draw:line>
        <draw:line draw:style-name="gr7" draw:text-style-name="P5" draw:layer="layout" svg:x1="7.468cm" svg:y1="11.43cm" svg:x2="13.818cm" svg:y2="4.826cm">
          <text:p text:style-name="P4">1.75 hr, $1.50 <text:s text:c="17"/><text:line-break/></text:p>
        </draw:line>
        <draw:line draw:style-name="gr7" draw:text-style-name="P5" draw:layer="layout" svg:x1="7.62cm" svg:y1="4.826cm" svg:x2="13.97cm" svg:y2="11.43cm">
          <text:p text:style-name="P4">2 hr, $1.75 <text:s text:c="29"/></text:p>
          <text:p text:style-name="P4"/>
        </draw:line>
        <draw:line draw:style-name="gr7" draw:text-style-name="P5" draw:layer="layout" svg:x1="7.943cm" svg:y1="4.064cm" svg:x2="13.761cm" svg:y2="4.064cm">
          <text:p text:style-name="P4">4 hr, $1<text:line-break/></text:p>
        </draw:line>
        <draw:line draw:style-name="gr7" draw:text-style-name="P5" draw:layer="layout" svg:x1="7.938cm" svg:y1="12.192cm" svg:x2="13.756cm" svg:y2="12.192cm">
          <text:p text:style-name="P4">1.5 hr, $1.50<text:line-break/></text:p>
        </draw:line>
        <draw:line draw:style-name="gr7" draw:text-style-name="P5" draw:layer="layout" svg:x1="15.539cm" svg:y1="4.064cm" svg:x2="20.066cm" svg:y2="7.366cm">
          <text:p text:style-name="P4">1.5 hr, $0.85<text:line-break/></text:p>
        </draw:line>
        <draw:line draw:style-name="gr7" draw:text-style-name="P5" draw:layer="layout" svg:x1="15.534cm" svg:y1="12.192cm" svg:x2="19.865cm" svg:y2="7.874cm">
          <text:p text:style-name="P4">1 hr, $0.5<text:line-break/></text:p>
        </draw:line>
        <draw:line draw:style-name="gr7" draw:text-style-name="P5" draw:layer="layout" svg:x1="7.943cm" svg:y1="4.064cm" svg:x2="19.865cm" svg:y2="7.874cm">
          <text:p text:style-name="P4">2.5 hr, $3.75 <text:s text:c="32"/><text:line-break/></text:p>
        </draw:line>
        <draw:line draw:style-name="gr7" draw:text-style-name="P5" draw:layer="layout" svg:x1="7.938cm" svg:y1="12.192cm" svg:x2="19.865cm" svg:y2="7.874cm">
          <text:p text:style-name="P4">2 hr, $4</text:p>
          <text:p text:style-name="P4"/>
        </draw:lin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6T10:10:33.497188561</meta:creation-date>
    <dc:date>2021-11-19T12:33:29.809665083</dc:date>
    <meta:editing-duration>PT2H52M1S</meta:editing-duration>
    <meta:editing-cycles>4</meta:editing-cycles>
    <meta:generator>LibreOffice/6.0.7.3$Linux_X86_64 LibreOffice_project/00m0$Build-3</meta:generator>
    <meta:document-statistic meta:object-count="39"/>
  </office:meta>
</office:document-meta>
</file>